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84.297394 ms</text:p>
          </table:table-cell>
          <table:table-cell office:value-type="string" calcext:value-type="string">
            <text:p>1.096195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551.926697 ms</text:p>
          </table:table-cell>
          <table:table-cell office:value-type="string" calcext:value-type="string">
            <text:p>1.085262</text:p>
          </table:table-cell>
          <table:table-cell table:number-columns-repeated="2"/>
          <table:table-cell table:number-columns-spanned="1" table:number-rows-spanned="2"/>
          <table:table-cell table:number-columns-repeated="7"/>
          <table:table-cell table:style-name="ce4"/>
          <table:table-cell table:style-name="ce5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versão simple</text:p>
          </table:table-cell>
          <table:table-cell/>
          <table:table-cell office:value-type="string" calcext:value-type="string">
            <text:p>517.650391</text:p>
          </table:table-cell>
          <table:table-cell office:value-type="string" calcext:value-type="string">
            <text:p>0.398209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covered-table-cell/>
          <table:table-cell/>
          <table:table-cell office:value-type="string" calcext:value-type="string">
            <text:p>677.655334</text:p>
          </table:table-cell>
          <table:table-cell office:value-type="string" calcext:value-type="string">
            <text:p>0.480372</text:p>
          </table:table-cell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OFWARE</text:p>
          </table:table-cell>
          <table:covered-table-cell table:number-columns-repeated="2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7.764166504</text:p>
          </table:table-cell>
          <table:table-cell office:value-type="string" calcext:value-type="string">
            <text:p>2.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05091797</text:p>
          </table:table-cell>
          <table:table-cell office:value-type="string" calcext:value-type="string">
            <text:p>3.1261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10.433707031</text:p>
          </table:table-cell>
          <table:table-cell office:value-type="string" calcext:value-type="string">
            <text:p>3.056300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/>
          <table:table-cell table:style-name="ce6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SOFTWARE</text:p>
          </table:table-cell>
          <table:covered-table-cell table:number-columns-repeated="3"/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3">
            <text:p>DMR</text:p>
          </table:table-cell>
          <table:table-cell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&lt; DMR SAME INPUTS</text:p>
          </table:table-cell>
          <table:table-cell table:style-name="ce1" office:value-type="string" calcext:value-type="string" table:number-columns-spanned="1" table:number-rows-spanned="3">
            <text:p>MIXED = FLOAT + DOUBLE MIXED = FLOAT + DOUBLE MIXED = FLOAT + DOUBLE</text:p>
          </table:table-cell>
          <table:covered-table-cell/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17548828</text:p>
          </table:table-cell>
          <table:table-cell office:value-type="string" calcext:value-type="string">
            <text:p>3.298806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1.068888672</text:p>
          </table:table-cell>
          <table:table-cell office:value-type="string" calcext:value-type="string">
            <text:p>3.063848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spanned="1" table:number-rows-spanned="2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DMR DIF INPUT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39636719</text:p>
          </table:table-cell>
          <table:table-cell office:value-type="string" calcext:value-type="string">
            <text:p>3.114997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3.334577148</text:p>
          </table:table-cell>
          <table:table-cell office:value-type="string" calcext:value-type="string">
            <text:p>2.937596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Planilha1.G38" table:end-x="2.91mm" table:end-y="5.16mm" draw:z-index="0" draw:name="Gráfico 3" draw:style-name="gr1" svg:width="127mm" svg:height="76.2mm" svg:x="5.29mm" svg:y="4.63mm">
              <loext:p draw:notify-on-update-of-ranges="Planilha1.A27:Planilha1.B33 Planilha1.C26:Planilha1.C26 Planilha1.C27:Planilha1.C3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number-columns-repeated="6"/>
          <table:table-cell>
            <draw:frame table:end-cell-address="Planilha1.M39" table:end-x="17.46mm" table:end-y="0.41mm" draw:z-index="1" draw:name="Gráfico 4" draw:style-name="gr1" svg:width="127mm" svg:height="76.2mm" svg:x="4.76mm" svg:y="0.15mm">
              <loext:p draw:notify-on-update-of-ranges="Planilha1.A27:Planilha1.B33 Planilha1.D26:Planilha1.D26 Planilha1.D27:Planilha1.D3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7.764166504" calcext:value-type="float">
            <text:p>7,764166504</text:p>
          </table:table-cell>
          <table:table-cell office:value-type="float" office:value="2.830868" calcext:value-type="float">
            <text:p>2,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float" office:value="8.605091797" calcext:value-type="float">
            <text:p>8,605091797</text:p>
          </table:table-cell>
          <table:table-cell office:value-type="float" office:value="3.126125" calcext:value-type="float">
            <text:p>3,12612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10.433707031" calcext:value-type="float">
            <text:p>10,433707031</text:p>
          </table:table-cell>
          <table:table-cell office:value-type="float" office:value="3.0563" calcext:value-type="float">
            <text:p>3,056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8.617548828" calcext:value-type="float">
            <text:p>8,617548828</text:p>
          </table:table-cell>
          <table:table-cell office:value-type="float" office:value="3.298806" calcext:value-type="float">
            <text:p>3,29880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1.068888672" calcext:value-type="float">
            <text:p>11,068888672</text:p>
          </table:table-cell>
          <table:table-cell office:value-type="float" office:value="3.063848" calcext:value-type="float">
            <text:p>3,0638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float" office:value="11.039636719" calcext:value-type="float">
            <text:p>11,039636719</text:p>
          </table:table-cell>
          <table:table-cell office:value-type="float" office:value="3.114997" calcext:value-type="float">
            <text:p>3,11499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3.334577148" calcext:value-type="float">
            <text:p>13,334577148</text:p>
          </table:table-cell>
          <table:table-cell office:value-type="float" office:value="2.937596" calcext:value-type="float">
            <text:p>2,937596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DMR 2I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40457031</text:p>
          </table:table-cell>
          <table:table-cell office:value-type="string" calcext:value-type="string">
            <text:p>3.112667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MIXED</text:p>
          </table:table-cell>
          <table:table-cell office:value-type="float" office:value="13.290132812" calcext:value-type="float">
            <text:p>13,290132812</text:p>
          </table:table-cell>
          <table:table-cell table:style-name="ce6" office:value-type="string" calcext:value-type="string">
            <text:p>2.9369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6-04T21:10:31.202297481</dc:date>
    <meta:editing-cycles>12</meta:editing-cycles>
    <meta:editing-duration>PT2H37M14S</meta:editing-duration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3.425cm" svg:y="0.287cm" chart:style-name="ch2">
          <text:p>Software- Execution Time (s)</text:p>
        </chart:title>
        <chart:plot-area chart:style-name="ch3" table:cell-range-address="Planilha1.A26:Planilha1.C33" chart:data-source-has-labels="both" svg:x="0.254cm" svg:y="1.238cm" svg:width="12.192cm" svg:height="6.23cm">
          <chartooo:coordinate-region svg:x="0.686cm" svg:y="1.401cm" svg:width="11.737cm" svg:height="5.166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27:Planilha1.C33" chart:label-cell-address="Planilha1.C26:Planilha1.C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26:Planilha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7.764166504">
                <text:p>7.764166504</text:p>
                <draw:g>
                  <svg:desc>Planilha1.C27:Planilha1.C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8.605091797">
                <text:p>8.605091797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10.433707031">
                <text:p>10.433707031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8.617548828">
                <text:p>8.617548828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1.068888672">
                <text:p>11.068888672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11.039636719">
                <text:p>11.039636719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3.334577148">
                <text:p>13.33457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873cm" svg:y="0.287cm" chart:style-name="ch2">
          <text:p>Software - IPC</text:p>
        </chart:title>
        <chart:plot-area chart:style-name="ch3" table:cell-range-address="Planilha1.A27:Planilha1.B33 Planilha1.D26:Planilha1.D33" chart:data-source-has-labels="both" svg:x="0.254cm" svg:y="1.238cm" svg:width="12.192cm" svg:height="6.23cm">
          <chartooo:coordinate-region svg:x="0.798cm" svg:y="1.401cm" svg:width="11.648cm" svg:height="5.166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27:Planilha1.D33" chart:label-cell-address="Planilha1.D26:Planilha1.D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26:Planilha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2.830868">
                <text:p>2.830868</text:p>
                <draw:g>
                  <svg:desc>Planilha1.D27:Planilha1.D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26125">
                <text:p>3.126125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3.0563">
                <text:p>3.0563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298806">
                <text:p>3.298806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3.063848">
                <text:p>3.063848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14997">
                <text:p>3.114997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2.937596">
                <text:p>2.937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